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master-page-name="MP0">
      <style:paragraph-properties fo:text-align="center" style:justify-single-word="false" style:page-number="auto" fo:break-before="page"/>
    </style:style>
    <style:style style:name="P5" style:family="paragraph" style:parent-style-name="Standard">
      <style:text-properties fo:font-size="14pt" fo:font-weight="bold" officeooo:rsid="001302c5" officeooo:paragraph-rsid="001302c5" style:font-size-asian="14pt" style:font-weight-asian="bold" style:font-size-complex="14pt" style:font-weight-complex="bold"/>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style:font-size-asian="14pt" style:font-size-complex="14pt"/>
    </style:style>
    <style:style style:name="T4" style:family="text">
      <style:text-properties fo:language="en" fo:country="US"/>
    </style:style>
    <style:style style:name="T5" style:family="text">
      <style:text-properties officeooo:rsid="001302c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Police_20_par_20_défaut"><text:span text:style-name="T1">Interview web dev</text:span></text:span></text:p>
      <text:p text:style-name="P1"/>
      <text:p text:style-name="Standard"><text:span text:style-name="Police_20_par_20_défaut"><text:span text:style-name="T2">1. Comment es-tu devenue développeuse web ?</text:span></text:span></text:p>
      <text:p text:style-name="P2"/>
      <text:p text:style-name="Standard"><text:tab/>R : Formation Becode, stage → embauche.</text:p>
      <text:p text:style-name="P2"/>
      <text:p text:style-name="Standard"><text:span text:style-name="Police_20_par_20_défaut"><text:span text:style-name="T2">2. Qu’est ce qui t’a donné envie de faire ce métier ?</text:span></text:span></text:p>
      <text:p text:style-name="P2"/>
      <text:p text:style-name="Standard"><text:span text:style-name="Police_20_par_20_défaut"><text:span text:style-name="T3"><text:tab/></text:span></text:span>R : J’adore créer et être libre de mes mouvements, donner vie à des projets.</text:p>
      <text:p text:style-name="P2"/>
      <text:p text:style-name="P3">3. Quel est ton parcours pour devenir web dev ?</text:p>
      <text:p text:style-name="P3"/>
      <text:p text:style-name="Standard"><text:span text:style-name="Police_20_par_20_défaut"><text:span text:style-name="T2"><text:tab/></text:span></text:span><text:span text:style-name="Police_20_par_20_défaut"><text:span text:style-name="T4">R: Formations, stages, LinkedIn, code Wars, GitHub a Gogo! </text:span></text:span>Portfolio, prospects via LinkedIn.</text:p>
      <text:p text:style-name="P3"/>
      <text:p text:style-name="P3">4. Quels sont les critères pour être embauché en tant que web dev ?</text:p>
      <text:p text:style-name="P3"/>
      <text:p text:style-name="P1"><text:tab/>R : Réussir son interview avec un senior qui posera des questions technique et théorique sur le langage ou Framework sélectionné, avoir une bonne communication, parler anglais.</text:p>
      <text:p text:style-name="P3"/>
      <text:p text:style-name="P3">5. C’est un boulot que tu fais par passion, ou tu t’y es mis pour une autre raison ?</text:p>
      <text:p text:style-name="P3"/>
      <text:p text:style-name="Standard"><text:span text:style-name="Police_20_par_20_défaut"><text:span text:style-name="T2"><text:tab/></text:span></text:span>R : La passion, je n’ai même pas négocié mon salaire.</text:p>
      <text:p text:style-name="P3"/>
      <text:p text:style-name="P3">6. Qu’est-ce que les recruteurs d’entreprises regardent le plus lors des entretiens ?</text:p>
      <text:p text:style-name="P3"/>
      <text:p text:style-name="Standard"><text:span text:style-name="Police_20_par_20_défaut"><text:span text:style-name="T2"><text:tab/></text:span></text:span>R : Alors ils veulent savoir si t’es là pour le fric ou parce que tu aimes ça, savoir si tu connais les concepts de base du web dev, si tu as un bon workflow de travail (front : Figma → développement), si tu réussis les tests des seniors (c’est hyper chaud et pas d’IA mon gars ils détestent ça les seniors), aussi il faut donner de la qualité et aimer délivrer du boulot, donc connaître les méthodologies de boulot agile, Scrum, les programmes Jira etc...</text:p>
      <text:p text:style-name="P3"/>
      <text:p text:style-name="P3">7. Aujourd’hui, tu travailles en entreprise ? Pourquoi ce choix ?</text:p>
      <text:p text:style-name="P3"/>
      <text:p text:style-name="Standard"><text:span text:style-name="Police_20_par_20_défaut"><text:span text:style-name="T2"><text:tab/></text:span></text:span>R : Startup, pour freelance oublie il faut 5 ans d’expérience (ici je vais lui demander de développer).</text:p>
      <text:p text:style-name="P3"/>
      <text:p text:style-name="P3">8. En tant que débutante, quels étaient tes plus gros défis ? Etaient-ils d’ordre technique ou organisationnel ?</text:p>
      <text:p text:style-name="P3"/>
      <text:p text:style-name="Standard"><text:span text:style-name="Police_20_par_20_défaut"><text:span text:style-name="T2"><text:tab/></text:span></text:span>R : Le savoir, je connaissais pas les bases, j’ai trop utilisé l’IA et mes seniors étaient pas contents, je savais pas lire correctement mes fonctions, je faisais trop de choses en même temps et ne regardais pas les conventions et la nomination.</text:p>
      <text:p text:style-name="P3"/>
      <text:p text:style-name="P3"><text:soft-page-break/>9. À tes débuts, quel était ton premier projet concret (perso, stage, job) et qu’est-ce que tu en retiens aujourd’hui?</text:p>
      <text:p text:style-name="P3"/>
      <text:p text:style-name="Standard"><text:span text:style-name="Police_20_par_20_défaut"><text:span text:style-name="T2"><text:tab/></text:span></text:span>R : J’ai eu des tickets qui me poussaient à naviguer dans le projet, j’ai dû faire tourner tous les projets donc ça te prend déjà 1 journée car oui on va te montrer un peu mais tout est dans le Readme donc faut lire, je retiens que j’aurais dû plus lire, plus prendre mon temps au lieu de penser à finir mon ticket vite vite.</text:p>
      <text:p text:style-name="P3"/>
      <text:p text:style-name="P3">10. Tu bosses surtout avec quels langages ou quelle technologie ?</text:p>
      <text:p text:style-name="P3"/>
      <text:p text:style-name="Standard"><text:span text:style-name="Police_20_par_20_défaut"><text:span text:style-name="T2"><text:tab/></text:span></text:span>R : NextJs, React, Typescript, Html, attention il vous sera demandé de sortir de votre zone de confort et la → VueJs, Python, Storyblok(reactJS), Retool (low code React).</text:p>
      <text:p text:style-name="P3"/>
      <text:p text:style-name="P3">11. Dans quelle mesure est utilisée l’IA dans le métier de web dev ?</text:p>
      <text:p text:style-name="P3"/>
      <text:p text:style-name="Standard"><text:tab/>R : L’IA est utilisée pour revoir le code, mais est souvent néfaste dans le métier de développeur, le code sorti par l’IA ne respecte pas les conventions car un junior ne les connais pas, à proscrire absolument au début, un senior préfèrera toujours que tu lui poses des questions en t’appuyant sur de la documentation plutôt que sur l’IA et aussi il faut pas hésiter à copier le style qui est utilisé dans le projet dans lequel on vous mettra et bien lire et comprendre chaque fichier ainsi que sa structure.</text:p>
      <text:p text:style-name="P3"/>
      <text:p text:style-name="P3">12. Depuis combien de temps exerces-tu le métier ?</text:p>
      <text:p text:style-name="P3"/>
      <text:p text:style-name="Standard"><text:span text:style-name="Police_20_par_20_défaut"><text:span text:style-name="T2"><text:tab/></text:span></text:span>R : Deux ans. Ou trois si on compte le stage (stage + IBO).</text:p>
      <text:p text:style-name="P3"/>
      <text:p text:style-name="P3">13. Comment est l’ambiance dans l’entreprise ?</text:p>
      <text:p text:style-name="P3"/>
      <text:p text:style-name="Standard"><text:span text:style-name="Police_20_par_20_défaut"><text:span text:style-name="T2"><text:tab/></text:span></text:span>R : Top ils sont tous très chouettes on rigole bien.</text:p>
      <text:p text:style-name="P3"/>
      <text:p text:style-name="P3">14. L’entreprise donne-t-elle un laptop ou d’autres choses telles qu’un téléphone ou une voiture de société, etc.. ?</text:p>
      <text:p text:style-name="P3"/>
      <text:p text:style-name="Standard"><text:span text:style-name="Police_20_par_20_défaut"><text:span text:style-name="T2"><text:tab/></text:span></text:span>R : Laptop, je suis en start up donc on n’a pas bcp de sous, ah et une assurance.</text:p>
      <text:p text:style-name="P3"/>
      <text:p text:style-name="P3">15. A<text:span text:style-name="T5">s-tu</text:span> trouvé un équilibre entre la vie privée et la vie professionnelle ?</text:p>
      <text:p text:style-name="P3"/>
      <text:p text:style-name="Standard"><text:span text:style-name="Police_20_par_20_défaut"><text:span text:style-name="T2"><text:tab/></text:span></text:span>R : Oui mais j’adore bosser donc ça dépend parfois je peux bosser toute la nuit mais c’est bien de faire des pauses sinon on fait n’importe quoi.</text:p>
      <text:p text:style-name="P3"/>
      <text:p text:style-name="P3">16. À ton avis, un débutant peut espérer quel salaire en brut au départ ?</text:p>
      <text:p text:style-name="P3"/>
      <text:p text:style-name="Standard"><text:span text:style-name="Police_20_par_20_défaut"><text:span text:style-name="T2"><text:tab/></text:span></text:span>R : Aucune idée… moi j’ai 2800euro brut je n’ai pas négocié.</text:p>
      <text:p text:style-name="P3"/>
      <text:p text:style-name="P3"/>
      <text:p text:style-name="P3"/>
      <text:p text:style-name="P3"><text:soft-page-break/></text:p>
      <text:p text:style-name="P3">17. Quels conseils donnerais-tu pour bien apprendre et progresser rapidement ?</text:p>
      <text:p text:style-name="P3"/>
      <text:p text:style-name="Standard"><text:span text:style-name="Police_20_par_20_défaut"><text:span text:style-name="T2"><text:tab/></text:span></text:span>R : Faire des projets à fond, sortir de sa zone de confort voire les technologies les plus en vogue (job LinkedIn) et les apprendre, aussi bien se former sur Udemy avec des cours pour comprendre les concepts de base du web, d’un Framework, du rendering,….</text:p>
      <text:p text:style-name="P3"/>
      <text:p text:style-name="P3">18. Quelles matières penses-tu être les plus importantes ?</text:p>
      <text:p text:style-name="P3"/>
      <text:p text:style-name="Standard"><text:span text:style-name="Police_20_par_20_défaut"><text:span text:style-name="T2"><text:tab/></text:span></text:span>R : Les bases solides ! Web app vs App mobile</text:p>
      <text:p text:style-name="Standard">C’est quoi un Framework ? Pourquoi ? Structure et conventions selon les langages, orienté objet pourquoi ? Rendering comment un composant est rendu ? Parent enfant ? Mais attention moi je suis une Front, un backend aura d’autres matières comme Terraform, Go, Rust, Aws services ,….</text:p>
      <text:p text:style-name="Standard">ET SURTOUT LES API ! TU DOIS ENVOYER ET DISPLAY DE LA DATA DONC « API MON AMIS ! »</text:p>
      <text:p text:style-name="P3"/>
      <text:p text:style-name="P3">19. Selon toi, il faut combien de temps pour être vraiment à l’aise dans ce domaine ?</text:p>
      <text:p text:style-name="P3"/>
      <text:p text:style-name="Standard"><text:span text:style-name="Police_20_par_20_défaut"><text:span text:style-name="T2"><text:tab/></text:span></text:span>R : Tout dépend de la cadence de travail, plus tu bosses mieux tu t’en sors, je dirais entre 2 mois et 1 an (à l’aise ne signifie pas que tu connais tout mais plutôt que tu es capable d’exécuter tes tickets et à être review par tes pairs)</text:p>
      <text:p text:style-name="P3"/>
      <text:p text:style-name="P3">20. Conclusion : où te vois-tu dans 5 ans ?</text:p>
      <text:p text:style-name="P2"/>
      <text:p text:style-name="Standard"><text:span text:style-name="Police_20_par_20_défaut"><text:span text:style-name="T3"><text:tab/></text:span></text:span>R : Une chose est sure, je serais toujours dans le métier, tout dépendra vers quoi mon entreprise se dirige, mon scope est versatile car je sais faire un peu de tout, développement, design, Customer care, ….</text:p>
      <text:p text:style-name="Standard">En tout cas j’espère dans 5 ans être senior front ou senior Technical Product, aussi bien entendu je ferais surement plus de Worflow dans n8n avec plein d’agents pour automatiser des tâches.</text:p>
      <text:p text:style-name="Standard"/>
      <text:p text:style-name="Standard"/>
      <text:p text:style-name="P5">Ma conclusion</text:p>
      <text:p text:style-name="P5"/>
      <text:p text:style-name="Standard">Ma conclusion est plutôt une confortation dans l’idée que de bonne bases sont très importantes et je suis toujours aussi intéressé car la matière n’a pas l’air d’en finir et j’adore apprend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office:font-face-decls>
  <office:styles>
    <style:default-style style:family="graphic">
      <style:graphic-properties draw:stroke="solid" svg:stroke-width="0.053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BE"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B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Police_20_par_20_défaut" style:display-name="Police par défau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2.2$Windows_X86_64 LibreOffice_project/d56cc158d8a96260b836f100ef4b4ef25d6f1a01</meta:generator>
    <dc:title/>
    <meta:creation-date>2026-01-22T11:10:00Z</meta:creation-date>
    <dc:date>2026-02-01T21:35:16.531000000</dc:date>
    <meta:editing-cycles>3</meta:editing-cycles>
    <meta:editing-duration>PT18M31S</meta:editing-duration>
    <meta:document-statistic meta:table-count="0" meta:image-count="0" meta:object-count="0" meta:page-count="3" meta:paragraph-count="46" meta:word-count="1027" meta:character-count="5615" meta:non-whitespace-character-count="4614"/>
    <meta:template xlink:type="simple" xlink:actuate="onRequest" xlink:title="" xlink:href="Normal.dotm"/>
  </office:meta>
</office:document-meta>
</file>